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142in" svg:y="0.9154in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mbda, 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2162" calcext:value-type="float">
            <text:p>2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09:39:49.034843301</meta:creation-date>
    <dc:date>2025-10-28T10:21:09.732546446</dc:date>
    <meta:editing-duration>PT18M43S</meta:editing-duration>
    <meta:editing-cycles>2</meta:editing-cycles>
    <meta:generator>LibreOffice/25.2.4.3$Linux_X86_64 LibreOffice_project/520$Build-3</meta:generator>
    <meta:document-statistic meta:table-count="1" meta:cell-count="5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157cm" style:legend-expansion="high" chart:style-name="ch2"/>
        <chart:plot-area chart:style-name="ch3" svg:x="0.32cm" svg:y="0.18cm" svg:width="12.402cm" svg:height="8.64cm">
          <chart:coordinate-region svg:x="1.378cm" svg:y="0.423cm" svg:width="10.939cm" svg:height="7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6" chart:class="chart:scatter">
            <chart:domain table:cell-range-address="Sheet1.A2:Sheet1.A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32">
                <text:p>7032</text:p>
                <draw:g>
                  <svg:desc>Sheet1.A2:Sheet1.A26</svg:desc>
                </draw:g>
              </table:table-cell>
              <table:table-cell office:value-type="float" office:value="2918">
                <text:p>2918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29">
                <text:p>6929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17">
                <text:p>6717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">
                <text:p>6678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99">
                <text:p>6599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33">
                <text:p>6533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7">
                <text:p>6507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2">
                <text:p>6402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83">
                <text:p>6383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4">
                <text:p>6334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05">
                <text:p>6305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67">
                <text:p>6267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17">
                <text:p>6217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64">
                <text:p>6164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43">
                <text:p>6143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96">
                <text:p>6096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74">
                <text:p>6074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0">
                <text:p>6030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76">
                <text:p>59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45">
                <text:p>5945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2">
                <text:p>588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52">
                <text:p>5852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1">
                <text:p>5401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41">
                <text:p>5341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31">
                <text:p>5331</text:p>
              </table:table-cell>
              <table:table-cell office:value-type="float" office:value="2162">
                <text:p>2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